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76])" office:value-type="float" office:value="110.88" calcext:value-type="float">
            <text:p>110,88</text:p>
          </table:table-cell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4.33" calcext:value-type="float">
            <text:p>4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8.5" calcext:value-type="float">
            <text:p>8,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]*[.E7]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6.5" calcext:value-type="float">
            <text:p>6,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0]*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[.C11]*[.E1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8.75" calcext:value-type="float">
            <text:p>8,7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14]*[.E14]" office:value-type="float" office:value="8.75" calcext:value-type="float">
            <text:p>8,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comanie</text:p>
          </table:table-cell>
          <table:table-cell office:value-type="float" office:value="5.5" calcext:value-type="float">
            <text:p>5,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C15]*[.E15]" office:value-type="float" office:value="5.5" calcext:value-type="float">
            <text:p>5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ngle morning</text:p>
          </table:table-cell>
          <table:table-cell office:value-type="float" office:value="6.5" calcext:value-type="float">
            <text:p>6,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6.5" calcext:value-type="float">
            <text:p>6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]*[.E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19]*[.E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4.75" calcext:value-type="float">
            <text:p>4,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6.5" calcext:value-type="float">
            <text:p>6,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6.5" calcext:value-type="float">
            <text:p>6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C22]*[.E2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3]*[.E23]" office:value-type="float" office:value="10.5" calcext:value-type="float">
            <text:p>1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]*[.E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]*[.E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.5" calcext:value-type="float">
            <text:p>10,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6]*[.E26]" office:value-type="float" office:value="10.5" calcext:value-type="float">
            <text:p>10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ng Escape</text:p>
          </table:table-cell>
          <table:table-cell office:value-type="float" office:value="3.75" calcext:value-type="float">
            <text:p>3,75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[.C27]*[.E27]" office:value-type="float" office:value="3.75" calcext:value-type="float">
            <text:p>3,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.5" calcext:value-type="float">
            <text:p>7,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8]*[.E28]"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4.5" calcext:value-type="float">
            <text:p>4,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29]*[.E29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.5" calcext:value-type="float">
            <text:p>5,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30]*[.E30]" office:value-type="float" office:value="5.5" calcext:value-type="float">
            <text:p>5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 wafa</text:p>
          </table:table-cell>
          <table:table-cell office:value-type="float" office:value="3.3" calcext:value-type="float">
            <text:p>3,3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formula="of:=[.C32]*[.E32]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azoum </text:p>
          </table:table-cell>
          <table:table-cell office:value-type="float" office:value="4.5" calcext:value-type="float">
            <text:p>4,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omanie</text:p>
          </table:table-cell>
          <table:table-cell office:value-type="float" office:value="5.5" calcext:value-type="float">
            <text:p>5,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ng Escape</text:p>
          </table:table-cell>
          <table:table-cell office:value-type="float" office:value="3.75" calcext:value-type="float">
            <text:p>3,7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.5" calcext:value-type="float">
            <text:p>7,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4.5" calcext:value-type="float">
            <text:p>4,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.5" calcext:value-type="float">
            <text:p>5,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 wafa</text:p>
          </table:table-cell>
          <table:table-cell office:value-type="float" office:value="3.3" calcext:value-type="float">
            <text:p>3,3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2]*[.E6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3]*[.E6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4]*[.E6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5]*[.E6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6]*[.E6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7]*[.E6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8]*[.E6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9]*[.E6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0]*[.E6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1]*[.E6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2]*[.E6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3]*[.E6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4]*[.E6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5]*[.E645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7">00/00/0000</text:date>, <text:time style:data-style-name="N2" text:time-value="19:50:23.808377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4-05-07T20:17:16.005072388</dc:date>
    <meta:editing-duration>P10DT2H58M31S</meta:editing-duration>
    <meta:editing-cycles>21</meta:editing-cycles>
    <meta:generator>LibreOffice/5.1.6.2$Linux_X86_64 LibreOffice_project/10m0$Build-2</meta:generator>
    <meta:document-statistic meta:table-count="1" meta:cell-count="949" meta:object-count="0"/>
  </office:meta>
</office:document-meta>
</file>